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640C9EEE1B53DECC8B5.png" manifest:media-type="image/png"/>
  <manifest:file-entry manifest:full-path="Pictures/1000000100000200000002006D04B16C4EB7BAEC.png" manifest:media-type="image/png"/>
  <manifest:file-entry manifest:full-path="Pictures/100000010000032000000320FA117AE3F5BABD2E.png" manifest:media-type="image/png"/>
  <manifest:file-entry manifest:full-path="Pictures/100000010000029E0000037C98514654E272C0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1d1a1a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5cm" svg:stroke-color="#ffffff" draw:marker-start-width="0.254cm" draw:marker-end-width="0.254cm" draw:fill="none" draw:textarea-vertical-align="middle" fo:padding-top="0.144cm" fo:padding-bottom="0.144cm" fo:padding-left="0.269cm" fo:padding-right="0.269cm"/>
    </style:style>
    <style:style style:name="gr4" style:family="graphic" style:parent-style-name="objectwithoutfill">
      <style:graphic-properties svg:stroke-width="0.035cm" svg:stroke-color="#ffffff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none" svg:stroke-color="#000000" draw:fill="none" draw:fill-color="#ffffff" fo:min-height="1.0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8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2.135cm" fo:min-width="1.36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2.136cm" fo:min-width="1.36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11" style:family="graphic" style:parent-style-name="standard">
      <style:graphic-properties draw:stroke="none" draw:fill-color="#000000" draw:textarea-vertical-align="middle" draw:auto-grow-height="false" fo:min-height="0cm" fo:min-width="0cm" fo:wrap-option="wrap" draw:shadow-offset-x="0.176cm" draw:shadow-offset-y="0.176cm" loext:shadow-blur="0cm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4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00" loext:opacity="100%" fo:font-size="12pt" fo:text-shadow="1pt 1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000000" loext:opacity="100%" fo:font-size="12pt" fo:text-shadow="1pt 1pt" fo:font-weight="bold" style:font-size-asian="12pt" style:font-weight-asian="bold" style:font-size-complex="12pt" style:font-weight-complex="bold"/>
    </style:style>
    <style:style style:name="P6" style:family="paragraph">
      <style:text-properties fo:color="#000000" loext:opacity="100%" fo:font-size="10pt" fo:text-shadow="1pt 1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fo:color="#000000" loext:opacity="100%" fo:font-size="10pt" fo:text-shadow="1pt 1pt" fo:font-weight="bold" style:font-size-asian="10pt" style:font-weight-asian="bold" style:font-size-complex="10pt" style:font-weight-complex="bold"/>
    </style:style>
    <style:style style:name="P8" style:family="paragraph">
      <style:text-properties fo:color="#000000" loext:opacity="100%" fo:font-size="9pt" fo:text-shadow="1pt 1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text-properties fo:color="#000000" loext:opacity="100%" fo:font-size="9pt" fo:text-shadow="1pt 1pt" fo:font-weight="bold" style:font-size-asian="9pt" style:font-weight-asian="bold" style:font-size-complex="9pt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color="#ffffff" loext:opacity="100%" style:font-name="Karumbi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fo:color="#ffffff" loext:opacity="100%" style:font-name="Karumbi" fo:font-size="22pt" style:font-size-asian="22pt" style:font-size-complex="22pt"/>
    </style:style>
    <style:style style:name="T1" style:family="text">
      <style:text-properties fo:color="#000000" loext:opacity="100%"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0pt" fo:text-shadow="1pt 1pt" fo:font-weight="bold" style:font-size-asian="10pt" style:font-weight-asian="bold" style:font-size-complex="10pt" style:font-weight-complex="bold"/>
    </style:style>
    <style:style style:name="T3" style:family="text">
      <style:text-properties fo:color="#000000" loext:opacity="100%" fo:font-size="9pt" fo:text-shadow="1pt 1pt" fo:font-weight="bold" style:font-size-asian="9pt" style:font-weight-asian="bold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loext:opacity="100%" style:font-name="Karumb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5cm" svg:height="12.85cm" svg:x="0.25cm" svg:y="0.9cm">
          <draw:image xlink:href="Pictures/100000010000029E0000037C98514654E272C013.png" xlink:type="simple" xlink:show="embed" xlink:actuate="onLoad" draw:mime-type="image/png">
            <text:p/>
          </draw:image>
        </draw:frame>
        <draw:custom-shape draw:style-name="gr2" draw:text-style-name="P2" draw:layer="layout" svg:width="0.474cm" svg:height="0.259cm" svg:x="0.701cm" svg:y="5.4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74cm" svg:height="0.257cm" svg:x="0.701cm" svg:y="6.6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74cm" svg:height="0.257cm" svg:x="0.701cm" svg:y="7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74cm" svg:height="0.257cm" svg:x="0.701cm" svg:y="9.2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474cm" svg:height="0.258cm" svg:x="0.701cm" svg:y="4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3" draw:layer="layout" svg:x1="7.403cm" svg:y1="3.919cm" svg:x2="7.403cm" svg:y2="3.402cm">
          <text:p/>
        </draw:line>
        <draw:line draw:style-name="gr4" draw:text-style-name="P3" draw:layer="layout" svg:x1="5.484cm" svg:y1="10.537cm" svg:x2="7.048cm" svg:y2="10.529cm">
          <text:p/>
        </draw:line>
        <draw:frame draw:style-name="gr5" draw:text-style-name="P5" draw:layer="layout" svg:width="2.843cm" svg:height="1.289cm" svg:x="1.221cm" svg:y="4.072cm">
          <draw:text-box>
            <text:p text:style-name="P4"><text:span text:style-name="T1">Modelagem</text:span></text:p>
          </draw:text-box>
        </draw:frame>
        <draw:frame draw:style-name="gr6" draw:text-style-name="P7" draw:layer="layout" svg:width="2.37cm" svg:height="1.118cm" svg:x="1.221cm" svg:y="5.204cm">
          <draw:text-box>
            <text:p text:style-name="P6"><text:span text:style-name="T2">Peça piloto</text:span></text:p>
          </draw:text-box>
        </draw:frame>
        <draw:frame draw:style-name="gr7" draw:text-style-name="P7" draw:layer="layout" svg:width="2.37cm" svg:height="0.772cm" svg:x="1.221cm" svg:y="6.44cm">
          <draw:text-box>
            <text:p text:style-name="P6"><text:span text:style-name="T2">Ampliação</text:span></text:p>
          </draw:text-box>
        </draw:frame>
        <draw:frame draw:style-name="gr7" draw:text-style-name="P7" draw:layer="layout" svg:width="2.37cm" svg:height="0.772cm" svg:x="1.221cm" svg:y="7.676cm">
          <draw:text-box>
            <text:p text:style-name="P6"><text:span text:style-name="T2">Riscos</text:span></text:p>
          </draw:text-box>
        </draw:frame>
        <draw:frame draw:style-name="gr7" draw:text-style-name="P7" draw:layer="layout" svg:width="2.37cm" svg:height="0.772cm" svg:x="1.221cm" svg:y="9.014cm">
          <draw:text-box>
            <text:p text:style-name="P6"><text:span text:style-name="T2">Corte</text:span></text:p>
          </draw:text-box>
        </draw:frame>
        <draw:custom-shape draw:style-name="gr8" draw:text-style-name="P3" draw:layer="layout" svg:width="1.895cm" svg:height="2.419cm" svg:x="6.479cm" svg:y="4.02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385cm" svg:y1="7.16cm" svg:x2="7.385cm" svg:y2="6.491cm">
          <text:p/>
        </draw:line>
        <draw:custom-shape draw:style-name="gr9" draw:text-style-name="P3" draw:layer="layout" svg:width="1.895cm" svg:height="2.42cm" svg:x="6.432cm" svg:y="7.315cm">
          <text:p/>
          <draw:enhanced-geometry svg:viewBox="0 0 21600 21600" draw:type="rectangle" draw:enhanced-path="M 0 0 L 21600 0 21600 21600 0 21600 0 0 Z N"/>
        </draw:custom-shape>
        <draw:a xlink:href="https://hungry-feynman-1e2008.netlify.app/" xlink:type="simple" xlink:show="embed">
          <draw:frame draw:style-name="gr1" draw:text-style-name="P1" draw:layer="layout" svg:width="1.421cm" svg:height="1.543cm" svg:x="6.669cm" svg:y="4.227cm">
            <draw:image xlink:href="Pictures/1000000100000200000002006D04B16C4EB7BAEC.png" xlink:type="simple" xlink:show="embed" xlink:actuate="onLoad" draw:mime-type="image/png">
              <text:p/>
            </draw:image>
          </draw:frame>
        </draw:a>
        <draw:frame draw:style-name="gr6" draw:text-style-name="P7" draw:layer="layout" svg:width="2.521cm" svg:height="1.118cm" svg:x="6.479cm" svg:y="5.817cm">
          <draw:text-box>
            <text:p text:style-name="P6"><text:span text:style-name="T2">Web Site</text:span></text:p>
          </draw:text-box>
        </draw:frame>
        <draw:frame draw:style-name="gr10" draw:text-style-name="P9" draw:layer="layout" svg:width="2.321cm" svg:height="1.069cm" svg:x="6.384cm" svg:y="9.118cm">
          <draw:text-box>
            <text:p text:style-name="P8"><text:span text:style-name="T3">Whatsapp</text:span></text:p>
          </draw:text-box>
        </draw:frame>
        <draw:line draw:style-name="gr3" draw:text-style-name="P3" draw:layer="layout" svg:x1="7.379cm" svg:y1="10.352cm" svg:x2="7.379cm" svg:y2="9.835cm">
          <text:p/>
        </draw:line>
        <draw:custom-shape draw:style-name="gr11" draw:text-style-name="P10" draw:layer="layout" svg:width="0.472cm" svg:height="0.411cm" svg:x="7.143cm" svg:y="2.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0" draw:layer="layout" svg:width="0.472cm" svg:height="0.412cm" svg:x="7.144cm" svg:y="10.2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3" draw:layer="layout" svg:x1="0.841cm" svg:y1="10.599cm" svg:x2="2.786cm" svg:y2="10.599cm">
          <text:p/>
        </draw:line>
        <draw:line draw:style-name="gr3" draw:text-style-name="P3" draw:layer="layout" svg:x1="0.548cm" svg:y1="10.301cm" svg:x2="0.548cm" svg:y2="3.351cm">
          <text:p/>
        </draw:line>
        <draw:custom-shape draw:style-name="gr11" draw:text-style-name="P10" draw:layer="layout" svg:width="0.474cm" svg:height="0.413cm" svg:x="0.322cm" svg:y="10.4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3" draw:layer="layout" svg:x1="5.674cm" svg:y1="3.094cm" svg:x2="7.142cm" svg:y2="3.094cm">
          <text:p/>
        </draw:line>
        <draw:line draw:style-name="gr4" draw:text-style-name="P3" draw:layer="layout" svg:x1="0.89cm" svg:y1="3.171cm" svg:x2="3.402cm" svg:y2="3.171cm">
          <text:p/>
        </draw:line>
        <draw:custom-shape draw:style-name="gr11" draw:text-style-name="P10" draw:layer="layout" svg:width="0.473cm" svg:height="0.411cm" svg:x="0.418cm" svg:y="2.9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a xlink:href="https://api.whatsapp.com/send?phone=5521982200269&amp;text=Olá" xlink:type="simple" xlink:show="embed">
          <draw:frame draw:style-name="gr1" draw:text-style-name="P1" draw:layer="layout" svg:width="1.521cm" svg:height="1.653cm" svg:x="6.669cm" svg:y="7.463cm">
            <draw:image xlink:href="Pictures/100000010000064000000640C9EEE1B53DECC8B5.png" xlink:type="simple" xlink:show="embed" xlink:actuate="onLoad" draw:mime-type="image/png">
              <text:p/>
            </draw:image>
          </draw:frame>
        </draw:a>
        <draw:frame draw:style-name="gr1" draw:text-style-name="P1" draw:layer="layout" svg:width="1.998cm" svg:height="1.998cm" svg:x="3.6cm" svg:y="14.002cm">
          <draw:image xlink:href="Pictures/100000010000032000000320FA117AE3F5BABD2E.png" xlink:type="simple" xlink:show="embed" xlink:actuate="onLoad" draw:mime-type="image/png">
            <text:p/>
          </draw:image>
        </draw:frame>
        <draw:frame draw:style-name="gr12" draw:text-style-name="P12" draw:layer="layout" svg:width="3cm" svg:height="1.199cm" svg:x="0.25cm" svg:y="1.6cm">
          <draw:text-box>
            <text:p text:style-name="P11"><text:span text:style-name="T4">Soluções em Moda</text:span></text:p>
          </draw:text-box>
        </draw:frame>
        <draw:frame draw:style-name="gr13" draw:text-style-name="P14" draw:layer="layout" svg:width="2.75cm" svg:height="1.284cm" svg:x="0.2cm" svg:y="0.65cm">
          <draw:text-box>
            <text:p text:style-name="P13"><text:span text:style-name="T5">Mousanira</text:span></text:p>
          </draw:text-box>
        </draw:frame>
        <draw:line draw:style-name="gr14" draw:text-style-name="P3" draw:layer="layout" svg:x1="0.5cm" svg:y1="1.6cm" svg:x2="3cm" svg:y2="1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9:25.719789472</meta:creation-date>
    <dc:date>2021-12-23T16:02:36.325655666</dc:date>
    <meta:editing-duration>PT1H17M51S</meta:editing-duration>
    <meta:editing-cycles>1</meta:editing-cycles>
    <meta:document-statistic meta:object-count="33"/>
    <meta:generator>LibreOffice/7.2.3.2$Linux_X86_64 LibreOffice_project/20$Build-2</meta:generator>
  </office:meta>
</office:document-meta>
</file>